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/>
    </style:style>
    <style:style style:name="P2" style:family="paragraph" style:parent-style-name="Standard">
      <style:paragraph-properties fo:text-align="center" style:justify-single-word="false"/>
      <style:text-properties style:text-underline-style="non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Fragments</text:p>
      <text:p text:style-name="P5">d 'avant-garde :</text:p>
      <text:p text:style-name="P5"/>
      <text:p text:style-name="P5"/>
      <text:p text:style-name="P4"/>
      <text:p text:style-name="P2">« Je viens du néant , je viens des hommes , je viens des femmes. Je suis tout ce qui constitue vos mythes et dont vous parlez tant. »</text:p>
      <text:p text:style-name="P2"/>
      <text:p text:style-name="P4"/>
      <text:p text:style-name="P4"/>
      <text:p text:style-name="P5">Dialogues</text:p>
      <text:p text:style-name="P5"/>
      <text:p text:style-name="P5"/>
      <text:p text:style-name="P5"/>
      <text:p text:style-name="P1">(Au sujet de tout ceci)</text:p>
      <text:p text:style-name="P1"/>
      <text:p text:style-name="P1">*Il y aura des suicides.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1">(Au sujet de moi-même lorsque je haïssais la réalité, humain et fâché d'apprendre que j'y revis en parallèle.)</text:p>
      <text:p text:style-name="P1"/>
      <text:p text:style-name="P1">- Et si je me suicide ?</text:p>
      <text:p text:style-name="P1"/>
      <text:p text:style-name="P1">( Sous-entendu qu'ainsi je mettrais fin à mon autre vie , étant liées,)</text:p>
      <text:p text:style-name="P1"/>
      <text:p text:style-name="P1">*Vous ne vous suiciderez pas.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1">(Enfant, triste)</text:p>
      <text:p text:style-name="P1"/>
      <text:p text:style-name="P1">- Laisse-moi créer.</text:p>
      <text:p text:style-name="P1"/>
      <text:p text:style-name="P1">*à mots perdus* :</text:p>
      <text:p text:style-name="P1">Il ne faut pas / Tu le regrettera / Le monde à atteint son équilibre.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">(Avec l'Autre en colère, mais je ne sais pas pourquoi exactement. )</text:p>
      <text:p text:style-name="P1"/>
      <text:p text:style-name="P1">*Pour cela vous serez 40 ans en prison.</text:p>
      <text:p text:style-name="P4"/>
      <text:p text:style-name="P1">( Moi heureux et les remerciant , à leur grand étonnement , 40 années de prison signifiant 40 années de vie. 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">(Hors du temps)</text:p>
      <text:p text:style-name="P1"/>
      <text:p text:style-name="P1">*C'est impossible mon enfant.</text:p>
      <text:p text:style-name="P1"/>
      <text:p text:style-name="P1">- Et si je bouge très très vite 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(Hors du temps et concernant ce monde.)</text:p>
      <text:p text:style-name="P1"/>
      <text:p text:style-name="P1">*C'est impossible car il en faudrait deux.</text:p>
      <text:p text:style-name="P1"/>
      <text:p text:style-name="P1">( le double« S » pour faire le temps.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(à propos de ce présent)</text:p>
      <text:p text:style-name="P1"/>
      <text:p text:style-name="P1">*(Triste) Quand il y en a trois il y en aura à l'infini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(à propos de l'état du monde, de ce présent)</text:p>
      <text:p text:style-name="P1"/>
      <text:p text:style-name="P1">*Il n'y a rien à faire.</text:p>
      <text:p text:style-name="P1"/>
      <text:p text:style-name="P1">(plus tard)</text:p>
      <text:p text:style-name="P1"/>
      <text:p text:style-name="P1">*C'est bientôt la fi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*(En colère) J'ai tué ma femme pour vous !</text:p>
      <text:p text:style-name="P1"/>
      <text:p text:style-name="P1">(Je n'ai toujours pas compris. Sauf s'il s'agit de ma mise hors-conscience dans ma première vie.)</text:p>
      <text:p text:style-name="P1"/>
      <text:p text:style-name="P1"/>
      <text:p text:style-name="P1"/>
      <text:p text:style-name="P1">*(plus récemment) Ils ont tués ma fille 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(à propos de ma récompense)</text:p>
      <text:p text:style-name="P1"/>
      <text:p text:style-name="P1">(à mots perdu) :</text:p>
      <text:p text:style-name="P1">Ou souhaite tu aller ?</text:p>
      <text:p text:style-name="P1"/>
      <text:p text:style-name="P1">(heureux et enthousiaste)</text:p>
      <text:p text:style-name="P1"/>
      <text:p text:style-name="P1">- La Terre !</text:p>
      <text:p text:style-name="P1"/>
      <text:p text:style-name="P1">*(triste) Il y aura toujours le diable là-bas.</text:p>
      <text:p text:style-name="P1"/>
      <text:p text:style-name="P1">(excédé)</text:p>
      <text:p text:style-name="P1">- Alors ce sera moi !</text:p>
      <text:p text:style-name="P1">(Sous-entendu ; ce sera moi le diable.)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(à propos des femmes et à la question de savoir si leur punition est bien juste «  Elle accouchera dans la douleur » etc.)</text:p>
      <text:p text:style-name="P1"/>
      <text:p text:style-name="P1">- Mais je n'en sais rien, je ne suis pas une femme moi !</text:p>
      <text:p text:style-name="P1"/>
      <text:p text:style-name="P1">*(Surprise)</text:p>
      <text:p text:style-name="P1"/>
      <text:p text:style-name="P1">(Récemment et à ce sujet)</text:p>
      <text:p text:style-name="P1">*Vous serez toujours une femme pour moi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(à ce sujet)</text:p>
      <text:p text:style-name="P1"/>
      <text:p text:style-name="P1">(lors de l'exposition de ma réponse à comment créer la Femme.)</text:p>
      <text:p text:style-name="P1"/>
      <text:p text:style-name="P1">*C'est impossible.</text:p>
      <text:p text:style-name="P1"/>
      <text:p text:style-name="P1">(réponse visuelle) : « un utérus »</text:p>
      <text:p text:style-name="P1"/>
      <text:p text:style-name="P1">*(Rictus mauvais) Très bie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(En colère suite aux discussions à 3 avec sa Femme.)</text:p>
      <text:p text:style-name="P1"/>
      <text:p text:style-name="P1">*Êtes-vous Musulman ?</text:p>
      <text:p text:style-name="P1"/>
      <text:p text:style-name="P1">(à genou, bras écartés, paumes vers le ciel, tête baissée et nuque offerte.)</text:p>
      <text:p text:style-name="P1"/>
      <text:p text:style-name="P1">(à mots perdus)</text:p>
      <text:p text:style-name="P1">- Tue moi maintenant si je ne suis pas soumis à Dieu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(Avec Mère, au sujet de comment sauver l'humanité.)</text:p>
      <text:p text:style-name="P1"/>
      <text:p text:style-name="P1">- Il faudra que ce soit exactement le même monde que celui qu'Il leur à donné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(Avec Mère)</text:p>
      <text:p text:style-name="P1">(à mots plus ou moins perdus ; par la voix de ses filles)</text:p>
      <text:p text:style-name="P1">*Ce n'est qu'un humain.</text:p>
      <text:p text:style-name="P1">(ceci au sujet de moi-même en tant qu'incarné)</text:p>
      <text:p text:style-name="P1">*C'est la vie, cela ne sera que temporaire.</text:p>
      <text:p text:style-name="P1"/>
      <text:p text:style-name="P1">- (en pleurs, recroquevillé et dans la solitude) Ah mais ça on à jamais dit !</text:p>
      <text:p text:style-name="P1">On à jamais dit qu'Il n'était pas humain !</text:p>
      <text:p text:style-name="P1"/>
      <text:p text:style-name="P1">NB. que l'humain est extrêmement attaché à la défense de son individualité.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(De la part de Mère)</text:p>
      <text:p text:style-name="P1">*Ils nous voient comme des êtres sexués.</text:p>
      <text:p text:style-name="P1"/>
      <text:p text:style-name="P1">- Mais ça c'est pas Vous ça!</text:p>
      <text:p text:style-name="P1">C'est nous !</text:p>
      <text:p text:style-name="P1">(càd les humains)</text:p>
      <text:p text:style-name="P1"/>
      <text:p text:style-name="P1"/>
      <text:p text:style-name="P1"/>
      <text:p text:style-name="P1"/>
      <text:p text:style-name="P1">Mère à dit « Tu sera le Christ. 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(Ayant reçu ma mission)</text:p>
      <text:p text:style-name="P1">- Mais c'est impossible, je ne pourrais en sauver aucun. Ici tout le monde mange de la viande.</text:p>
      <text:p text:style-name="P1"/>
      <text:p text:style-name="P1">( à savoir , c'est ce qui fait l'humain. J'ai du manœuvrer pour que ce soit encore le cas ici.)</text:p>
      <text:p text:style-name="P1"/>
      <text:p text:style-name="P1">Note : Ne rejetez pas ce que vous êtes mais respectez la vie.</text:p>
      <text:p text:style-name="P1"/>
      <text:p text:style-name="P1">A savoir, que vu que c'est la foire ici, tout le monde est couvert par l'un ou par l'autre. Et peut-être même un fois de trop, si j'ai bien compris.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(Hors du temps)</text:p>
      <text:p text:style-name="P1">*à mots perdus* :</text:p>
      <text:p text:style-name="P1">Tu te contredira toi-même, // C'est toi-même qui te fera échouer.</text:p>
      <text:p text:style-name="P1"/>
      <text:p text:style-name="P1">- Jamais ! C'est impossible ! Jamais je ne ferais çà !</text:p>
      <text:p text:style-name="P1"/>
      <text:p text:style-name="P1">Note : Je fais moins le malin maintenant. J'aurais mieux fait d'écouter.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(Récemment)</text:p>
      <text:p text:style-name="P1">*Vous ne vous rendez pas compte de tout ce qui vous à été donné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(Question de mes enfants)</text:p>
      <text:p text:style-name="P1">(à mots perdus) :</text:p>
      <text:p text:style-name="P1">- Comment reviendra tu du néant ? </text:p>
      <text:p text:style-name="P1"/>
      <text:p text:style-name="P1">La réponse fut de créer dans l'espace une structure de corps célestes reproduisant mon interface cérébral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(Récemment)</text:p>
      <text:p text:style-name="P1"/>
      <text:p text:style-name="P1">*Thread lightly with the angry one.</text:p>
      <text:p text:style-name="P1"/>
      <text:p text:style-name="P1"/>
      <text:p text:style-name="P1"/>
      <text:p text:style-name="P1"/>
      <text:p text:style-name="P1">Note : Je tiens à souligner que si l’ange déchu est en colère ce n’est non pas que sa nature propre soit maléfique mais bien qu’il a connaissance de ce que l’homme va lui demander et qu’il n’est pas content du tout à l’idée de devoir le servir et s’exécuter.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urent Franssen</meta:initial-creator>
    <meta:creation-date>2020-10-17T12:21:05.85</meta:creation-date>
    <dc:date>2023-11-06T14:06:55.52</dc:date>
    <dc:creator>Laurent Franssen</dc:creator>
    <meta:editing-duration>P1DT3H5M35S</meta:editing-duration>
    <meta:editing-cycles>130</meta:editing-cycles>
    <meta:generator>OpenOffice/4.1.11$Win32 OpenOffice.org_project/4111m1$Build-9808</meta:generator>
    <meta:printed-by>Laurent Franssen</meta:printed-by>
    <meta:print-date>2022-10-03T23:52:40.77</meta:print-date>
    <meta:document-statistic meta:table-count="0" meta:image-count="0" meta:object-count="0" meta:page-count="21" meta:paragraph-count="91" meta:word-count="786" meta:character-count="4040"/>
  </office:meta>
</office:document-meta>
</file>